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+==================================================================+</text:p>
      <text:p text:style-name="Standard">| <text:s text:c="31"/>| <text:s text:c="2"/>Money <text:s text:c="4"/>| <text:s text:c="5"/>Sketch <text:s text:c="6"/>|</text:p>
      <text:p text:style-name="Standard">| Name:__________________________| <text:s text:c="12"/>| <text:s text:c="18"/>|</text:p>
      <text:p text:style-name="Standard">| <text:s text:c="31"/>| <text:s text:c="12"/>| <text:s text:c="18"/>|</text:p>
      <text:p text:style-name="Standard">| Player:________________________|PP:___GP:___ | <text:s text:c="18"/>|</text:p>
      <text:p text:style-name="Standard">| <text:s text:c="31"/>| <text:s text:c="12"/>| <text:s text:c="18"/>|</text:p>
      <text:p text:style-name="Standard">| Class: WIZARD <text:s text:c="17"/>|EP:___SP:___ | <text:s text:c="18"/>|</text:p>
      <text:p text:style-name="Standard">| <text:s text:c="31"/>| <text:s text:c="12"/>| <text:s text:c="18"/>|</text:p>
      <text:p text:style-name="Standard">| Alignment:_____________________|CP:___ <text:s text:c="6"/>| <text:s text:c="18"/>|</text:p>
      <text:p text:style-name="Standard">| <text:s text:c="31"/>| <text:s text:c="12"/>| <text:s text:c="18"/>|</text:p>
      <text:p text:style-name="Standard">| LVL:________ AC:______ Sex:____|OTHER: <text:s text:c="6"/>| <text:s text:c="18"/>|</text:p>
      <text:p text:style-name="Standard">| <text:s text:c="31"/>| <text:s text:c="12"/>| <text:s text:c="18"/>|</text:p>
      <text:p text:style-name="Standard">| HP:______ XP:______ Dmg:_______|____________ | <text:s text:c="18"/>|</text:p>
      <text:p text:style-name="Standard">| <text:s text:c="45"/>| <text:s text:c="18"/>|</text:p>
      <text:p text:style-name="Standard">| <text:s text:c="36"/>Saving <text:s text:c="2"/>| <text:s text:c="18"/>|</text:p>
      <text:p text:style-name="Standard">| Attribs <text:s text:c="2"/>Modifiers <text:s text:c="16"/>Throws <text:s text:c="2"/>| <text:s text:c="18"/>|</text:p>
      <text:p text:style-name="Standard">| <text:s text:c="4"/>+--+ <text:s/>+-----------------------+ Poison+--|-- Weapons/Armor --|</text:p>
      <text:p text:style-name="Standard">| STR:|14| <text:s/>|+1 melee,+1 dmg, +5% xp| Death | <text:s/>| <text:s text:c="18"/>|</text:p>
      <text:p text:style-name="Standard">| <text:s text:c="4"/>+--+ <text:s/>+-----------------------+ Ray <text:s text:c="2"/>+--| <text:s text:c="18"/>|</text:p>
      <text:p text:style-name="Standard">| <text:s text:c="4"/>+--+ <text:s/>+-----------------------+ <text:s text:c="9"/>| <text:s text:c="18"/>|</text:p>
      <text:p text:style-name="Standard">| INT:|17| <text:s/>|+2 languages,+10% xp <text:s text:c="2"/>| Magic +--| <text:s text:c="18"/>|</text:p>
      <text:p text:style-name="Standard">| <text:s text:c="4"/>+--+ <text:s/>+-----------------------+ Wand <text:s/>| <text:s/>| <text:s text:c="18"/>|</text:p>
      <text:p text:style-name="Standard">| <text:s text:c="4"/>+--+ <text:s/>+-----------------------+ <text:s text:c="6"/>+--| <text:s text:c="18"/>|</text:p>
      <text:p text:style-name="Standard">| WIS:|17| <text:s/>|+2 save v spell,+10% xp| <text:s text:c="9"/>| <text:s text:c="18"/>|</text:p>
      <text:p text:style-name="Standard">| <text:s text:c="4"/>+--+ <text:s/>+-----------------------+ Stone/+--| <text:s text:c="18"/>|</text:p>
      <text:p text:style-name="Standard">| <text:s text:c="4"/>+--+ <text:s/>+-----------------------+ Paral-| <text:s/>|-- Normal Items ---|</text:p>
      <text:p text:style-name="Standard">| DEX:|17| <text:s/>|+2 missle,+2 AC,+10% xp| ysis <text:s/>+--| <text:s text:c="18"/>|</text:p>
      <text:p text:style-name="Standard">| <text:s text:c="4"/>+--+ <text:s/>+-----------------------+ <text:s text:c="9"/>| <text:s text:c="18"/>|</text:p>
      <text:p text:style-name="Standard">| <text:s text:c="4"/>+--+ <text:s/>+-----------------------+ Dragon+--| <text:s text:c="18"/>|</text:p>
      <text:p text:style-name="Standard">| CON:| 9| <text:s/>| <text:s text:c="22"/>| Breath| <text:s/>| <text:s text:c="18"/>|</text:p>
      <text:p text:style-name="Standard">| <text:s text:c="4"/>+--+ <text:s/>+-----------------------+ <text:s text:c="6"/>+--| <text:s text:c="18"/>|</text:p>
      <text:p text:style-name="Standard">| <text:s text:c="4"/>+--+ <text:s/>+-----------------------+ <text:s text:c="9"/>| <text:s text:c="18"/>|</text:p>
      <text:p text:style-name="Standard">| CHA:|15| <text:s/>|+1 NPC react <text:s text:c="10"/>| Spell +--| <text:s text:c="18"/>|</text:p>
      <text:p text:style-name="Standard">| <text:s text:c="4"/>+--+ <text:s/>+-----------------------+ Magic | <text:s/>| <text:s text:c="18"/>|</text:p>
      <text:p text:style-name="Standard">| Languages:_________________________ Staff +--|-- Magic Items ----|</text:p>
      <text:p text:style-name="Standard">| Cleric or Thief Skills: <text:s text:c="21"/>| <text:s text:c="18"/>|</text:p>
      <text:p text:style-name="Standard">| <text:s text:c="45"/>| <text:s text:c="18"/>|</text:p>
      <text:p text:style-name="Standard">| <text:s text:c="45"/>| <text:s text:c="18"/>|</text:p>
      <text:p text:style-name="Standard">| <text:s text:c="45"/>| <text:s text:c="18"/>|</text:p>
      <text:p text:style-name="Standard">+-To Hit AC------------------------------------| <text:s text:c="18"/>|</text:p>
      <text:p text:style-name="Standard">| <text:s/>9 | 8 | 7 | 6 | 5 | 4 | 3 | 2 | 1 | 0 | -1 <text:s/>| <text:s text:c="18"/>|</text:p>
      <text:p text:style-name="Standard">+----------------------------------------------| <text:s text:c="18"/>|</text:p>
      <text:p text:style-name="Standard">| <text:s text:c="3"/>| <text:s text:c="2"/>| <text:s text:c="2"/>| <text:s text:c="2"/>| <text:s text:c="2"/>| <text:s text:c="2"/>| <text:s text:c="2"/>| <text:s text:c="2"/>| <text:s text:c="2"/>| <text:s text:c="2"/>| <text:s text:c="4"/>| <text:s text:c="18"/>|</text:p>
      <text:p text:style-name="Standard">+----+---+---+---+---+---+---+---+---+---+-----|-- Other ----------|</text:p>
      <text:p text:style-name="Standard">| Notes <text:s text:c="39"/>| <text:s text:c="18"/>|</text:p>
      <text:p text:style-name="Standard">| <text:s text:c="45"/>| <text:s text:c="18"/>|</text:p>
      <text:p text:style-name="Standard">| <text:s text:c="45"/>| <text:s text:c="18"/>|</text:p>
      <text:p text:style-name="Standard">| <text:s text:c="45"/>| <text:s text:c="18"/>|</text:p>
      <text:p text:style-name="Standard">| <text:s text:c="45"/>| <text:s text:c="18"/>|</text:p>
      <text:p text:style-name="Standard">| <text:s text:c="45"/>| <text:s text:c="18"/>|</text:p>
      <text:p text:style-name="Standard">+==================================================================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buntu Mono" fo:font-family="'Ubuntu Mono'" style:font-style-name="Regular" style:font-pitch="fixed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04:23.134598192</meta:creation-date>
    <dc:date>2018-01-23T14:15:19.494973478</dc:date>
    <meta:editing-duration>PT10M56S</meta:editing-duration>
    <meta:editing-cycles>1</meta:editing-cycles>
    <meta:document-statistic meta:table-count="0" meta:image-count="0" meta:object-count="0" meta:page-count="1" meta:paragraph-count="51" meta:word-count="334" meta:character-count="3468" meta:non-whitespace-character-count="1433"/>
    <meta:generator>LibreOffice/5.4.2.2$Linux_X86_64 LibreOffice_project/40m0$Build-2</meta:generator>
  </office:meta>
</office:document-meta>
</file>